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04cm" text:min-label-width="0.635cm"/>
        <style:text-properties style:font-name="StarSymbol1"/>
      </text:list-level-style-bullet>
      <text:list-level-style-bullet text:level="3" text:style-name="Bullet_20_Symbols" style:num-suffix="." text:bullet-char="•">
        <style:list-level-properties text:space-before="2.607cm" text:min-label-width="0.635cm"/>
        <style:text-properties style:font-name="StarSymbol1"/>
      </text:list-level-style-bullet>
      <text:list-level-style-bullet text:level="4" text:style-name="Bullet_20_Symbols" style:num-suffix="." text:bullet-char="•">
        <style:list-level-properties text:space-before="3.911cm" text:min-label-width="0.635cm"/>
        <style:text-properties style:font-name="StarSymbol1"/>
      </text:list-level-style-bullet>
      <text:list-level-style-bullet text:level="5" text:style-name="Bullet_20_Symbols" style:num-suffix="." text:bullet-char="•">
        <style:list-level-properties text:space-before="5.214cm" text:min-label-width="0.635cm"/>
        <style:text-properties style:font-name="StarSymbol1"/>
      </text:list-level-style-bullet>
      <text:list-level-style-bullet text:level="6" text:style-name="Bullet_20_Symbols" style:num-suffix="." text:bullet-char="•">
        <style:list-level-properties text:space-before="6.518cm" text:min-label-width="0.635cm"/>
        <style:text-properties style:font-name="StarSymbol1"/>
      </text:list-level-style-bullet>
      <text:list-level-style-bullet text:level="7" text:style-name="Bullet_20_Symbols" style:num-suffix="." text:bullet-char="•">
        <style:list-level-properties text:space-before="7.821cm" text:min-label-width="0.635cm"/>
        <style:text-properties style:font-name="StarSymbol1"/>
      </text:list-level-style-bullet>
      <text:list-level-style-bullet text:level="8" text:style-name="Bullet_20_Symbols" style:num-suffix="." text:bullet-char="•">
        <style:list-level-properties text:space-before="9.125cm" text:min-label-width="0.635cm"/>
        <style:text-properties style:font-name="StarSymbol1"/>
      </text:list-level-style-bullet>
      <text:list-level-style-bullet text:level="9" text:style-name="Bullet_20_Symbols" style:num-suffix="." text:bullet-char="•">
        <style:list-level-properties text:space-before="10.428cm" text:min-label-width="0.635cm"/>
        <style:text-properties style:font-name="StarSymbol1"/>
      </text:list-level-style-bullet>
      <text:list-level-style-bullet text:level="10" text:style-name="Bullet_20_Symbols" style:num-suffix="." text:bullet-char="•">
        <style:list-level-properties text:space-before="11.732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04cm" text:min-label-width="0.635cm"/>
        <style:text-properties style:font-name="StarSymbol1"/>
      </text:list-level-style-bullet>
      <text:list-level-style-bullet text:level="3" text:style-name="Bullet_20_Symbols" style:num-suffix="." text:bullet-char="•">
        <style:list-level-properties text:space-before="2.607cm" text:min-label-width="0.635cm"/>
        <style:text-properties style:font-name="StarSymbol1"/>
      </text:list-level-style-bullet>
      <text:list-level-style-bullet text:level="4" text:style-name="Bullet_20_Symbols" style:num-suffix="." text:bullet-char="•">
        <style:list-level-properties text:space-before="3.911cm" text:min-label-width="0.635cm"/>
        <style:text-properties style:font-name="StarSymbol1"/>
      </text:list-level-style-bullet>
      <text:list-level-style-bullet text:level="5" text:style-name="Bullet_20_Symbols" style:num-suffix="." text:bullet-char="•">
        <style:list-level-properties text:space-before="5.214cm" text:min-label-width="0.635cm"/>
        <style:text-properties style:font-name="StarSymbol1"/>
      </text:list-level-style-bullet>
      <text:list-level-style-bullet text:level="6" text:style-name="Bullet_20_Symbols" style:num-suffix="." text:bullet-char="•">
        <style:list-level-properties text:space-before="6.518cm" text:min-label-width="0.635cm"/>
        <style:text-properties style:font-name="StarSymbol1"/>
      </text:list-level-style-bullet>
      <text:list-level-style-bullet text:level="7" text:style-name="Bullet_20_Symbols" style:num-suffix="." text:bullet-char="•">
        <style:list-level-properties text:space-before="7.821cm" text:min-label-width="0.635cm"/>
        <style:text-properties style:font-name="StarSymbol1"/>
      </text:list-level-style-bullet>
      <text:list-level-style-bullet text:level="8" text:style-name="Bullet_20_Symbols" style:num-suffix="." text:bullet-char="•">
        <style:list-level-properties text:space-before="9.125cm" text:min-label-width="0.635cm"/>
        <style:text-properties style:font-name="StarSymbol1"/>
      </text:list-level-style-bullet>
      <text:list-level-style-bullet text:level="9" text:style-name="Bullet_20_Symbols" style:num-suffix="." text:bullet-char="•">
        <style:list-level-properties text:space-before="10.428cm" text:min-label-width="0.635cm"/>
        <style:text-properties style:font-name="StarSymbol1"/>
      </text:list-level-style-bullet>
      <text:list-level-style-bullet text:level="10" text:style-name="Bullet_20_Symbols" style:num-suffix="." text:bullet-char="•">
        <style:list-level-properties text:space-before="11.732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ORIO 3: MÓDULO EN ESPACIO KERNEL</text:p>
      <text:p text:style-name="Standard"/>
      <text:p text:style-name="Standard"/>
      <text:p text:style-name="Standard"/>
      <text:p text:style-name="Standard">Para implementar el módulo se siguió la idea presentada en los ejemplos, particularmente el “nuloops”. Sin embargo, para la implementación de las operaciones open, release, read y write se pensó en agregar una capa de abstracción, tomando, por un lado, el tad "buffer sincronizado" (un rbuffer), dos semáforos para el problema productor-consumidor, y un mutex para la protección de secciones críticas, todo esto en “fifo.*”. Luego, en un módulo funcional (“fifo_ops”) se crearon las operaciones primero mencionadas, haciendo uso de las que ya tenía fifo. Finalmente, en un main, se escribieron las funciones de init y exit.</text:p>
      <text:p text:style-name="Standard"/>
      <text:p text:style-name="Standard"><text:tab/>Sobre la implementación del tad "buffer sincronizado" observamos:</text:p>
      <text:list text:style-name="L1">
        <text:list-item>
          <text:p text:style-name="P2"><text:s/>Como solamente tenemos conocimiento de la existencia de la implementación de semáforos (y no de mutex) para la sincronización en el kernel, el mutex que empleamos es un semáforo inicializado en 1. Por la forma en la que es usado, suponemos que se mantiene el invariante “0&lt;=mutex&lt;=1”.</text:p>
        </text:list-item>
        <text:list-item>
          <text:p text:style-name="P2">No se ha implementado el manejo de colas de espera para dormir un proceso consumidor cuando el buffer está vacío, pero se espera que un proceso productor inserte datos en el buffer (simétrico para los procesos productores).</text:p>
        </text:list-item>
      </text:list>
      <text:p text:style-name="Standard"/>
      <text:p text:style-name="Standard"/>
      <text:p text:style-name="Standard"><text:tab/>Sobre la implementación del módulo fifo_ops mencionamos:</text:p>
      <text:list text:style-name="L2">
        <text:list-item>
          <text:p text:style-name="P3">En las operaciones de lectura y escritura del buffer se optó por extraer desde el rbuffer (o traer desde el espacio de usuario) de a un byte de información.</text:p>
        </text:list-item>
        <text:list-item>
          <text:p text:style-name="P3">Las operaciones de open y release no se implementaron, o mejor dicho, se tomaron sólo las funciones correspondientes a la estructura file_operations que exportamos, tal como lo indica la estructura:</text:p>
        </text:list-item>
      </text:list>
      <text:p text:style-name="Standard"/>
      <text:p text:style-name="Standard"><text:tab/><text:tab/><text:tab/>struct file_operations mod_fifo_fops = {</text:p>
      <text:p text:style-name="Standard"><text:tab/><text:tab/><text:tab/><text:tab/>.owner<text:tab/>=<text:tab/>THIS_MODULE,</text:p>
      <text:p text:style-name="Standard"><text:tab/><text:tab/><text:tab/><text:tab/>.open<text:tab/>=<text:tab/>mod_fifo_open,</text:p>
      <text:p text:style-name="Standard"><text:tab/><text:tab/><text:tab/><text:tab/>.read<text:tab/>=<text:tab/>mod_fifo_read,</text:p>
      <text:p text:style-name="Standard"><text:tab/><text:tab/><text:tab/><text:tab/>.write<text:tab/>=<text:tab/>mod_fifo_write,</text:p>
      <text:p text:style-name="Standard"><text:tab/><text:tab/><text:tab/><text:tab/>.release=<text:tab/>mod_fifo_release</text:p>
      <text:p text:style-name="Standard"><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Alejandro Kondrasky, Mallku Soldevila, Mariana Vargas V.<text:tab/>Grupo 12</text:p>
      </style:header>
      <style:footer>
        <text:p text:style-name="Footer">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10-22T00:22:07</meta:creation-date>
    <dc:date>2008-10-22T00:45:13</dc:date>
    <dc:language>es-AR</dc:language>
    <meta:editing-cycles>2</meta:editing-cycles>
    <meta:user-defined meta:name="Info 1"/>
    <meta:user-defined meta:name="Info 2"/>
    <meta:user-defined meta:name="Info 3"/>
    <meta:user-defined meta:name="Info 4"/>
    <meta:document-statistic meta:table-count="0" meta:image-count="0" meta:object-count="0" meta:page-count="1" meta:paragraph-count="17" meta:word-count="302" meta:character-count="1896"/>
  </office:meta>
</office:document-meta>
</file>